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375in"/>
      <style:text-properties style:font-name="標楷體" style:font-name-asian="標楷體" fo:font-size="18pt" style:font-size-asian="18pt" style:font-size-complex="18pt"/>
    </style:style>
    <style:style style:name="P2" style:parent-style-name="清單段落" style:list-style-name="LFO1" style:family="paragraph">
      <style:paragraph-properties fo:line-height="0.375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" style:parent-style-name="清單段落" style:family="paragraph">
      <style:paragraph-properties fo:line-height="0.375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" style:parent-style-name="清單段落" style:family="paragraph">
      <style:paragraph-properties fo:line-height="0.375in" fo:margin-left="0.3333in">
        <style:tab-stops/>
      </style:paragraph-properties>
    </style:style>
    <style:style style:name="T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" style:parent-style-name="清單段落" style:family="paragraph">
      <style:paragraph-properties fo:line-height="0.375in" fo:margin-left="0.3333in">
        <style:tab-stops/>
      </style:paragraph-properties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1" style:parent-style-name="清單段落" style:list-style-name="LFO1" style:family="paragraph">
      <style:paragraph-properties fo:line-height="0.375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2" style:parent-style-name="清單段落" style:family="paragraph">
      <style:paragraph-properties fo:line-height="0.375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3" style:parent-style-name="清單段落" style:family="paragraph">
      <style:paragraph-properties fo:line-height="0.375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4" style:parent-style-name="清單段落" style:list-style-name="LFO1" style:family="paragraph">
      <style:paragraph-properties fo:line-height="0.375in" fo:margin-left="0.3333in">
        <style:tab-stops/>
      </style:paragraph-properties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2" style:parent-style-name="內文" style:family="paragraph">
      <style:paragraph-properties fo:line-height="0.375in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內文" style:family="paragraph">
      <style:paragraph-properties fo:line-height="0.375in"/>
    </style:style>
    <style:style style:name="T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5" style:parent-style-name="清單段落" style:family="paragraph">
      <style:paragraph-properties fo:line-height="0.2083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6" style:parent-style-name="Default" style:family="paragraph">
      <style:paragraph-properties fo:line-height="0.2083in"/>
    </style:style>
    <style:style style:name="P47" style:parent-style-name="Default" style:family="paragraph">
      <style:paragraph-properties fo:line-height="0.2083in"/>
    </style:style>
    <style:style style:name="P48" style:parent-style-name="清單段落" style:family="paragraph">
      <style:paragraph-properties fo:margin-left="0.3333in">
        <style:tab-stops/>
      </style:paragraph-properties>
    </style:style>
    <style:style style:name="P49" style:parent-style-name="清單段落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50" style:parent-style-name="清單段落" style:family="paragraph">
      <style:paragraph-properties fo:margin-left="0.3333in">
        <style:tab-stops/>
      </style:paragraph-properties>
    </style:style>
  </office:automatic-styles>
  <office:body>
    <office:text text:use-soft-page-breaks="true">
      <text:p text:style-name="P1"><text:bookmark-start text:name="_Hlk90043656"/><text:bookmark-start text:name="_Hlk90043606"/>國立屏東科技大學領款所得資料申報單</text:p>
      <text:list text:style-name="LFO1" text:continue-numbering="true">
        <text:list-item>
          <text:p text:style-name="P2">所得類別(請勾選)：</text:p>
        </text:list-item>
      </text:list>
      <text:p text:style-name="P3">□鐘點費 □出席費 □審查費 □諮詢費 □指導費 □顧問費 □稿費<text:s text:c="2"/></text:p>
      <text:p text:style-name="P4"><text:span text:style-name="T5">□</text:span><text:span text:style-name="T6">計畫主持</text:span><text:span text:style-name="T7">費</text:span><text:span text:style-name="T8"><text:s/>金額</text:span><text:span text:style-name="T9">：</text:span><text:span text:style-name="T10"><text:s text:c="11"/></text:span><text:span text:style-name="T11">元</text:span></text:p>
      <text:p text:style-name="P12"><text:span text:style-name="T13">□</text:span><text:span text:style-name="T14">其他</text:span><text:span text:style-name="T15"><text:s text:c="11"/></text:span><text:span text:style-name="T16">費</text:span><text:span text:style-name="T17"><text:s text:c="2"/>金額</text:span><text:span text:style-name="T18">：</text:span><text:span text:style-name="T19"><text:s text:c="11"/></text:span><text:span text:style-name="T20">元</text:span></text:p>
      <text:list text:style-name="LFO1" text:continue-numbering="true">
        <text:list-item>
          <text:p text:style-name="P21">領款人：姓 <text:s text:c="3"/>名：<text:s text:c="26"/>(簽章)</text:p>
        </text:list-item>
      </text:list>
      <text:p text:style-name="P22">身分證號(居留證/護照號碼)：</text:p>
      <text:p text:style-name="P23">戶籍地址(請詳填區里)： <text:s text:c="14"/></text:p>
      <text:list text:style-name="LFO1" text:continue-numbering="true">
        <text:list-item>
          <text:p text:style-name="P24"><text:span text:style-name="T25">匯款資料</text:span><text:span text:style-name="T26">：</text:span><text:span text:style-name="T27"><text:s text:c="11"/></text:span><text:span text:style-name="T28">銀行</text:span><text:span text:style-name="T29"><text:s text:c="10"/></text:span><text:span text:style-name="T30">分行</text:span><text:span text:style-name="T31"><text:s/></text:span></text:p>
        </text:list-item>
      </text:list>
      <text:p text:style-name="P32"><text:span text:style-name="T33"><text:s text:c="11"/>帳號</text:span><text:span text:style-name="T34">：</text:span><text:span text:style-name="T35"><text:s text:c="32"/></text:span></text:p>
      <text:p text:style-name="P36"><text:span text:style-name="T37"><text:s text:c="7"/>郵局(免分行)</text:span><text:span text:style-name="T38"><text:s/></text:span><text:span text:style-name="T39">：</text:span><text:span text:style-name="T40"><text:s text:c="30"/></text:span><text:span text:style-name="T41">(</text:span><text:span text:style-name="T42">局帳號共</text:span><text:span text:style-name="T43">14</text:span><text:span text:style-name="T44">碼)</text:span></text:p>
      <text:p text:style-name="P45"/>
      <text:p text:style-name="P46">備註：依據個人資料保護法(以下簡稱個資法)第16條規定，本申報單僅作為年度所得建檔及</text:p>
      <text:p text:style-name="P47"><text:s text:c="6"/>申報使用，並不另做其他用途使用<text:bookmark-end text:name="_Hlk90043656"/>。</text:p>
      <text:p text:style-name="P48"><text:bookmark-end text:name="_Hlk90043606"/>…………………………………………………………………………………………………………………………..</text:p>
      <text:p text:style-name="P49">請檢附存簿影本：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style:letter-kerning="false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2-07-05T06:32:00Z</meta:creation-date>
    <dc:date>2022-07-05T06:32:00Z</dc:date>
    <meta:print-date>2021-12-24T07:5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9" meta:character-count="467" meta:row-count="3" meta:non-whitespace-character-count="399"/>
  </office:meta>
</office:document-meta>
</file>